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3.902cm" fo:min-width="3.652cm"/>
    </style:style>
    <style:style style:name="gr2" style:family="graphic" style:parent-style-name="standard">
      <style:graphic-properties draw:textarea-horizontal-align="justify" draw:textarea-vertical-align="middle" draw:auto-grow-height="false" fo:min-height="4.818cm" fo:min-width="2.568cm"/>
    </style:style>
    <style:style style:name="gr3" style:family="graphic" style:parent-style-name="standard">
      <style:graphic-properties draw:textarea-horizontal-align="justify" draw:textarea-vertical-align="middle" draw:auto-grow-height="false" fo:min-height="0.834cm" fo:min-width="2.784cm"/>
    </style:style>
    <style:style style:name="gr4" style:family="graphic" style:parent-style-name="standard">
      <style:graphic-properties draw:textarea-horizontal-align="justify" draw:textarea-vertical-align="middle" draw:auto-grow-height="false" fo:min-height="2.098cm" fo:min-width="2.648cm"/>
    </style:style>
    <style:style style:name="gr5" style:family="graphic" style:parent-style-name="standard">
      <style:graphic-properties draw:textarea-horizontal-align="justify" draw:textarea-vertical-align="middle" draw:auto-grow-height="false" fo:min-height="2.098cm" fo:min-width="2.448cm"/>
    </style:style>
    <style:style style:name="gr6" style:family="graphic" style:parent-style-name="standard">
      <style:graphic-properties draw:textarea-horizontal-align="justify" draw:textarea-vertical-align="middle" draw:auto-grow-height="false" fo:min-height="2.098cm" fo:min-width="3.448cm"/>
    </style:style>
    <style:style style:name="gr7" style:family="graphic" style:parent-style-name="objectwithoutfill">
      <style:graphic-properties svg:stroke-width="0.06cm" draw:marker-start-width="0.25cm" draw:marker-end="Arrow" draw:marker-end-width="0.25cm" draw:fill="none" draw:textarea-vertical-align="middle" fo:padding-top="0.155cm" fo:padding-bottom="0.155cm" fo:padding-left="0.28cm" fo:padding-right="0.28cm"/>
    </style:style>
    <style:style style:name="gr8" style:family="graphic" style:parent-style-name="standard">
      <style:graphic-properties draw:textarea-horizontal-align="justify" draw:textarea-vertical-align="middle" draw:auto-grow-height="false" fo:min-height="2.156cm" fo:min-width="1.30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-color="#ff950e" draw:textarea-horizontal-align="justify" draw:textarea-vertical-align="middle" draw:auto-grow-height="false" fo:min-height="0.688cm" fo:min-width="2.938cm"/>
    </style:style>
    <style:style style:name="gr11" style:family="graphic" style:parent-style-name="standard">
      <style:graphic-properties draw:fill-color="#ff950e" draw:textarea-horizontal-align="justify" draw:textarea-vertical-align="middle" draw:auto-grow-height="false" fo:min-height="0.824cm" fo:min-width="3.346cm"/>
    </style:style>
    <style:style style:name="gr12" style:family="graphic" style:parent-style-name="standard">
      <style:graphic-properties draw:textarea-horizontal-align="justify" draw:textarea-vertical-align="middle" draw:auto-grow-height="false" fo:min-height="1.376cm" fo:min-width="2.326cm"/>
    </style:style>
    <style:style style:name="gr13" style:family="graphic" style:parent-style-name="standard">
      <style:graphic-properties draw:fill-color="#ff950e" draw:textarea-horizontal-align="justify" draw:textarea-vertical-align="middle" draw:auto-grow-height="false" fo:min-height="0.688cm" fo:min-width="2.626cm"/>
    </style:style>
    <style:style style:name="gr14" style:family="graphic" style:parent-style-name="standard">
      <style:graphic-properties draw:textarea-horizontal-align="justify" draw:textarea-vertical-align="middle" draw:auto-grow-height="false" fo:min-height="1.354cm" fo:min-width="4.704cm"/>
    </style:style>
    <style:style style:name="gr15" style:family="graphic" style:parent-style-name="standard">
      <style:graphic-properties draw:textarea-horizontal-align="justify" draw:textarea-vertical-align="middle" draw:auto-grow-height="false" fo:min-height="1.015cm" fo:min-width="1.564cm"/>
    </style:style>
    <style:style style:name="gr16" style:family="graphic" style:parent-style-name="objectwithoutfill">
      <style:graphic-properties svg:stroke-width="0.06cm" draw:marker-start="Arrow" draw:marker-start-width="0.25cm" draw:marker-end="Arrow" draw:marker-end-width="0.25cm" draw:fill="none" draw:textarea-vertical-align="middle" fo:padding-top="0.155cm" fo:padding-bottom="0.155cm" fo:padding-left="0.28cm" fo:padding-right="0.28cm"/>
    </style:style>
    <style:style style:name="gr17" style:family="graphic" style:parent-style-name="objectwithoutfill">
      <style:graphic-properties svg:stroke-width="0.06cm" draw:marker-start="Arrow" draw:marker-start-width="0.25cm" draw:marker-end="Arrow" draw:marker-end-width="0.25cm" draw:fill="none" draw:textarea-vertical-align="middle" fo:padding-top="0.155cm" fo:padding-bottom="0.155cm" fo:padding-left="0.28cm" fo:padding-right="0.28cm"/>
    </style:style>
    <style:style style:name="gr18" style:family="graphic" style:parent-style-name="standard">
      <style:graphic-properties draw:textarea-horizontal-align="justify" draw:textarea-vertical-align="middle" draw:auto-grow-height="false" fo:min-height="1.194cm" fo:min-width="2.544cm"/>
    </style:style>
    <style:style style:name="gr19" style:family="graphic" style:parent-style-name="standard">
      <style:graphic-properties draw:textarea-horizontal-align="justify" draw:textarea-vertical-align="middle" draw:auto-grow-height="false" fo:min-height="1.193cm" fo:min-width="2.544cm"/>
    </style:style>
    <style:style style:name="gr20" style:family="graphic" style:parent-style-name="standard">
      <style:graphic-properties draw:fill-color="#c5000b" draw:textarea-horizontal-align="justify" draw:textarea-vertical-align="middle" draw:auto-grow-height="false" fo:min-height="0cm" fo:min-width="0.712cm"/>
    </style:style>
    <style:style style:name="gr21" style:family="graphic" style:parent-style-name="standard">
      <style:graphic-properties draw:fill-color="#ff950e" draw:textarea-horizontal-align="justify" draw:textarea-vertical-align="middle" draw:auto-grow-height="false" fo:min-height="0.688cm" fo:min-width="1.532cm"/>
    </style:style>
    <style:style style:name="gr2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950e"/>
      <style:paragraph-properties fo:text-align="center"/>
    </style:style>
    <style:style style:name="P4" style:family="paragraph">
      <loext:graphic-properties draw:fill-color="#c5000b"/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3" draw:id="id3" draw:layer="layout" svg:width="4.6cm" svg:height="4.6cm" svg:x="9cm" svg:y="8cm">
          <text:p text:style-name="P1">dsPIC33F</text:p>
          <draw:enhanced-geometry svg:viewBox="0 0 21600 21600" draw:path-stretchpoint-x="10800" draw:path-stretchpoint-y="10800" draw:text-areas="?f3 ?f4 ?f5 ?f6" draw:type="round-rectangle" draw:modifiers="2290.9802216909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xml:id="id10" draw:id="id10" draw:layer="layout" svg:width="3.4cm" svg:height="5.4cm" svg:x="15.6cm" svg:y="7.6cm">
          <text:p text:style-name="P1">Buck</text:p>
          <text:p text:style-name="P1">(LT3741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12" draw:id="id12" draw:layer="layout" svg:width="3.4cm" svg:height="1.2cm" svg:x="7cm" svg:y="4.6cm">
          <text:p text:style-name="P1">Isol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1" draw:id="id1" draw:layer="layout" svg:width="3.4cm" svg:height="2.6cm" svg:x="6.4cm" svg:y="15.8cm">
          <text:p text:style-name="P1">LCD</text:p>
          <text:p text:style-name="P1">Displa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xml:id="id2" draw:id="id2" draw:layer="layout" svg:width="3.4cm" svg:height="2.6cm" svg:x="12.6cm" svg:y="15.8cm">
          <text:p text:style-name="P1">Push/Twist</text:p>
          <text:p text:style-name="P1">Butt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2cm" svg:height="2.6cm" svg:x="1.4cm" svg:y="9.2cm">
          <text:p text:style-name="P1">Isolated</text:p>
          <text:p text:style-name="P1">Converter</text:p>
          <text:p text:style-name="P1">36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2cm" svg:height="2.6cm" svg:x="1.4cm" svg:y="12cm">
          <text:p text:style-name="P1">Buck</text:p>
          <text:p text:style-name="P1">5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2cm" svg:height="2.6cm" svg:x="1.4cm" svg:y="14.8cm">
          <text:p text:style-name="P1">Linear</text:p>
          <text:p text:style-name="P1">3.3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8" draw:id="id8" draw:layer="layout" svg:width="4.2cm" svg:height="2.6cm" svg:x="19.2cm" svg:y="10.4cm">
          <text:p text:style-name="P1">Voltage</text:p>
          <text:p text:style-name="P1">Measur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7" draw:id="id7" draw:layer="layout" svg:width="4.2cm" svg:height="2.6cm" svg:x="19.2cm" svg:y="7.6cm">
          <text:p text:style-name="P1">Diff. Current</text:p>
          <text:p text:style-name="P1">Measurem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curve" svg:x1="10.085cm" svg:y1="12.6cm" svg:x2="8.1cm" svg:y2="15.8cm" draw:end-shape="id1" draw:end-glue-point="0" svg:d="M10085 12600c0 2025-1985 425-1985 3200" svg:viewBox="0 0 1986 3201">
          <text:p/>
        </draw:connector>
        <draw:connector draw:style-name="gr7" draw:text-style-name="P2" draw:layer="layout" draw:type="curve" svg:x1="14.3cm" svg:y1="15.8cm" svg:x2="12.731cm" svg:y2="12.6cm" draw:start-shape="id2" draw:start-glue-point="0" svg:d="M14300 15800c0-2775-1569-1175-1569-3200" svg:viewBox="0 0 1570 3201">
          <text:p/>
        </draw:connector>
        <draw:custom-shape draw:style-name="gr8" draw:text-style-name="P1" xml:id="id4" draw:id="id4" draw:layer="layout" svg:width="2cm" svg:height="2.6cm" svg:x="10.2cm" svg:y="15.8cm">
          <text:p text:style-name="P1">LE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curve" svg:x1="11.3cm" svg:y1="12.6cm" svg:x2="11.2cm" svg:y2="15.8cm" draw:start-shape="id3" draw:start-glue-point="2" draw:end-shape="id4" draw:end-glue-point="0" svg:d="M11300 12600c0 2401-100 802-100 3200" svg:viewBox="0 0 101 3201">
          <text:p/>
        </draw:connector>
        <draw:connector draw:style-name="gr9" draw:text-style-name="P2" draw:layer="layout" draw:type="curve" svg:x1="3cm" svg:y1="3cm" svg:x2="3.001cm" svg:y2="3.799cm" draw:start-shape="id5" draw:start-glue-point="5" draw:end-shape="id6" draw:end-glue-point="0" svg:d="M3000 3000c0 600 1 201 1 799" svg:viewBox="0 0 2 800">
          <text:p/>
        </draw:connector>
        <draw:connector draw:style-name="gr7" draw:text-style-name="P2" draw:layer="layout" draw:type="curve" draw:line-skew="-0.51cm" svg:x1="21.3cm" svg:y1="7.6cm" svg:x2="13.393cm" svg:y2="8.154cm" draw:start-shape="id7" draw:start-glue-point="0" svg:d="M21300 7600c0-1516-7907-1793-7907 554" svg:viewBox="0 0 7908 1728">
          <text:p/>
        </draw:connector>
        <draw:connector draw:style-name="gr7" draw:text-style-name="P2" draw:layer="layout" draw:type="curve" draw:line-skew="0.435cm" svg:x1="21.3cm" svg:y1="13cm" svg:x2="13.417cm" svg:y2="12.474cm" draw:start-shape="id8" draw:start-glue-point="2" svg:d="M21300 13000c0 1405-7883 1668-7883-526" svg:viewBox="0 0 7884 1615">
          <text:p/>
        </draw:connector>
        <draw:custom-shape draw:style-name="gr3" draw:text-style-name="P1" draw:layer="layout" svg:width="3.4cm" svg:height="1.2cm" svg:x="7cm" svg:y="3.2cm">
          <text:p text:style-name="P1">FT232RQ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3" draw:layer="layout" svg:width="4.4cm" svg:height="1.2cm" svg:x="6.4cm" svg:y="1.8cm">
          <text:p text:style-name="P1">USB micro B <text:s/></text:p>
          <draw:enhanced-geometry svg:viewBox="0 0 21600 21600" draw:glue-points="?f6 10800 10800 21600 ?f5 10800 10800 0" draw:text-areas="?f3 ?f3 ?f4 ?f4" draw:type="trapezoid" draw:modifiers="1100.309450130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1" draw:text-style-name="P3" draw:layer="layout" svg:width="5.2cm" svg:height="1.452cm" draw:transform="rotate (-1.57446151822408) translate (27.2cm 7.6cm)">
          <text:p text:style-name="P1">Banana Plugs</text:p>
          <draw:enhanced-geometry svg:viewBox="0 0 21600 21600" draw:mirror-horizontal="false" draw:mirror-vertical="false" draw:glue-points="?f6 10800 10800 21600 ?f5 10800 10800 0" draw:text-areas="?f3 ?f3 ?f4 ?f4" draw:type="trapezoid" draw:modifiers="1258.37338973274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2" draw:text-style-name="P1" xml:id="id9" draw:id="id9" draw:layer="layout" svg:width="3cm" svg:height="1.8cm" svg:x="16.6cm" svg:y="3.2cm">
          <text:p text:style-name="P1">UVLO</text:p>
          <text:p text:style-name="P1">&lt; 25V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curve" svg:x1="18.1cm" svg:y1="5cm" svg:x2="17.3cm" svg:y2="7.6cm" draw:start-shape="id9" draw:start-glue-point="2" draw:end-shape="id10" svg:d="M18100 5000c0 1951-800 652-800 2600" svg:viewBox="0 0 801 2601">
          <text:p/>
        </draw:connector>
        <draw:custom-shape draw:style-name="gr13" draw:text-style-name="P3" xml:id="id5" draw:id="id5" draw:layer="layout" svg:width="4cm" svg:height="1.2cm" svg:x="1cm" svg:y="1.8cm">
          <text:p text:style-name="P1">230V Input</text:p>
          <draw:enhanced-geometry svg:viewBox="0 0 21600 21600" draw:glue-points="?f6 10800 10800 21600 ?f5 10800 10800 0" draw:text-areas="?f3 ?f3 ?f4 ?f4" draw:type="trapezoid" draw:modifiers="1100.309450130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4" draw:text-style-name="P1" draw:layer="layout" svg:width="5.4cm" svg:height="1.8cm" draw:transform="rotate (-1.57358885359809) translate (25.408cm 7.603cm)">
          <text:p text:style-name="P1">Polarity Protection</text:p>
          <text:p text:style-name="P1">(6A05-T)</text:p>
          <draw:enhanced-geometry svg:viewBox="0 0 21600 21600" draw:path-stretchpoint-x="10800" draw:path-stretchpoint-y="10800" draw:text-areas="?f3 ?f4 ?f5 ?f6" draw:type="round-rectangle" draw:modifiers="4039.400428265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" xml:id="id11" draw:id="id11" draw:layer="layout" svg:width="2.2cm" svg:height="1.401cm" svg:x="13cm" svg:y="4.601cm">
          <text:p text:style-name="P1">1.5V</text:p>
          <text:p text:style-name="P1">Vref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draw:type="curve" draw:line-skew="-0.377cm" svg:x1="14.1cm" svg:y1="6.002cm" svg:x2="12.5cm" svg:y2="8cm" draw:start-shape="id11" draw:start-glue-point="2" svg:d="M14100 6002c0 1309-1600 311-1600 1998" svg:viewBox="0 0 1601 1999">
          <text:p/>
        </draw:connector>
        <draw:connector draw:style-name="gr16" draw:text-style-name="P2" draw:layer="layout" draw:type="curve" svg:x1="8.7cm" svg:y1="5.8cm" svg:x2="10cm" svg:y2="8cm" draw:start-shape="id12" draw:start-glue-point="2" svg:d="M8700 5800c0 2026 1300 927 1300 2200" svg:viewBox="0 0 1301 2201">
          <text:p text:style-name="P1"/>
        </draw:connector>
        <draw:connector draw:style-name="gr17" draw:text-style-name="P2" draw:layer="layout" draw:type="curve" svg:x1="12.5cm" svg:y1="3cm" svg:x2="11.3cm" svg:y2="8cm" draw:start-shape="id13" draw:start-glue-point="5" draw:end-shape="id3" draw:end-glue-point="0" svg:d="M12500 3000c0 3751-1200 1252-1200 5000" svg:viewBox="0 0 1201 5001">
          <text:p/>
        </draw:connector>
        <draw:connector draw:style-name="gr17" draw:text-style-name="P2" draw:layer="layout" draw:type="curve" svg:x1="13.6cm" svg:y1="10.3cm" svg:x2="15.6cm" svg:y2="10.3cm" draw:start-shape="id3" draw:start-glue-point="1" draw:end-shape="id10" draw:end-glue-point="3" svg:d="M13600 10300h2000" svg:viewBox="0 0 2001 1">
          <text:p/>
        </draw:connector>
        <draw:custom-shape draw:style-name="gr18" draw:text-style-name="P1" xml:id="id6" draw:id="id6" draw:layer="layout" svg:width="3.2cm" svg:height="1.6cm" svg:x="1.401cm" svg:y="3.799cm">
          <text:p text:style-name="P1">~700mA</text:p>
          <text:p text:style-name="P1">Fu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3.2cm" svg:height="1.599cm" svg:x="1.4cm" svg:y="7.401cm">
          <text:p text:style-name="P1">Filte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4" draw:layer="layout" svg:width="1.4cm" svg:height="0.6cm" svg:x="4.6cm" svg:y="10.2cm">
          <text:p/>
          <draw:enhanced-geometry svg:viewBox="0 0 21600 21600" draw:text-areas="0 ?f0 ?f5 ?f2" draw:type="right-arrow" draw:modifiers="14369.164882227 6463.840399002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4" draw:layer="layout" svg:width="1.4cm" svg:height="0.6cm" svg:x="4.6cm" svg:y="13cm">
          <text:p/>
          <draw:enhanced-geometry svg:viewBox="0 0 21600 21600" draw:text-areas="0 ?f0 ?f5 ?f2" draw:type="right-arrow" draw:modifiers="14369.164882227 6463.840399002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0" draw:text-style-name="P4" draw:layer="layout" svg:width="1.4cm" svg:height="0.6cm" svg:x="4.6cm" svg:y="15.8cm">
          <text:p/>
          <draw:enhanced-geometry svg:viewBox="0 0 21600 21600" draw:text-areas="0 ?f0 ?f5 ?f2" draw:type="right-arrow" draw:modifiers="14369.164882227 6463.8403990024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1" draw:text-style-name="P3" xml:id="id13" draw:id="id13" draw:layer="layout" svg:width="2.6cm" svg:height="1.2cm" svg:x="11.2cm" svg:y="1.8cm">
          <text:p text:style-name="P1">JTAG</text:p>
          <draw:enhanced-geometry svg:viewBox="0 0 21600 21600" draw:glue-points="?f6 10800 10800 21600 ?f5 10800 10800 0" draw:text-areas="?f3 ?f3 ?f4 ?f4" draw:type="trapezoid" draw:modifiers="1100.3094501309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8" draw:text-style-name="P1" draw:layer="layout" svg:width="3.2cm" svg:height="1.6cm" svg:x="1.402cm" svg:y="5.6cm">
          <text:p text:style-name="P1">On/Off</text:p>
          <text:p text:style-name="P1">Swit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2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15:29:56.986091437</meta:creation-date>
    <dc:date>2015-10-22T15:21:49.132790579</dc:date>
    <meta:editing-duration>PT56M19S</meta:editing-duration>
    <meta:editing-cycles>10</meta:editing-cycles>
    <meta:generator>LibreOffice/4.4.5.2$Linux_X86_64 LibreOffice_project/40m0$Build-2</meta:generator>
    <meta:document-statistic meta:object-count="59"/>
  </office:meta>
</office:document-meta>
</file>